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color="#DAEEF3" fo:font-size="16pt" style:font-size-asian="16pt" style:font-size-complex="16pt" fo:background-color="#215868" fo:language="en" fo:country="US"/>
    </style:style>
    <style:style style:name="P4" style:parent-style-name="Standard" style:family="paragraph">
      <style:paragraph-properties fo:background-color="#215868"/>
      <style:text-properties style:font-name="Arial, sans-serif" fo:color="#DAEEF3" fo:background-color="#215868" fo:language="en" fo:country="US"/>
    </style:style>
    <style:style style:name="P5" style:parent-style-name="Standard" style:family="paragraph">
      <style:paragraph-properties fo:background-color="#215868"/>
      <style:text-properties style:font-name="Arial, sans-serif" fo:color="#DAEEF3" fo:font-size="8pt" style:font-size-asian="8pt" fo:background-color="#215868" fo:language="en" fo:country="US"/>
    </style:style>
    <style:style style:name="P6" style:parent-style-name="Textbody" style:family="paragraph">
      <style:paragraph-properties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P7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8" style:parent-style-name="Textbody" style:family="paragraph">
      <style:paragraph-properties fo:margin-top="0.1666in"/>
      <style:text-properties fo:language="en" fo:country="US"/>
    </style:style>
    <style:style style:name="P9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10" style:parent-style-name="Textbody" style:family="paragraph">
      <style:paragraph-properties fo:margin-top="0.1666in"/>
      <style:text-properties fo:language="en" fo:country="US"/>
    </style:style>
    <style:style style:name="P11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12" style:parent-style-name="Textbody" style:family="paragraph">
      <style:paragraph-properties fo:margin-top="0.1666in"/>
      <style:text-properties fo:language="en" fo:country="US"/>
    </style:style>
    <style:style style:name="P13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14" style:parent-style-name="Textbody" style:family="paragraph">
      <style:paragraph-properties fo:margin-top="0.1666in"/>
      <style:text-properties fo:language="en" fo:country="US"/>
    </style:style>
    <style:style style:name="P15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16" style:parent-style-name="Textbody" style:family="paragraph">
      <style:paragraph-properties fo:margin-top="0.1666in"/>
      <style:text-properties fo:language="en" fo:country="US"/>
    </style:style>
    <style:style style:name="P17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Normal" style:family="paragraph">
      <style:paragraph-properties fo:break-before="page"/>
      <style:text-properties fo:language="en" fo:country="US"/>
    </style:style>
    <style:style style:name="P20" style:parent-style-name="Textbody" style:family="paragraph">
      <style:paragraph-properties fo:background-color="#215868"/>
      <style:text-properties fo:color="#DAEEF3" fo:font-size="16pt" style:font-size-asian="16pt" style:font-size-complex="16pt" fo:background-color="#215868" fo:language="en" fo:country="US"/>
    </style:style>
    <style:style style:name="P21" style:parent-style-name="Standard" style:family="paragraph">
      <style:paragraph-properties fo:background-color="#215868"/>
      <style:text-properties style:font-name="Arial, sans-serif" fo:color="#DAEEF3" fo:background-color="#215868" fo:language="en" fo:country="US"/>
    </style:style>
    <style:style style:name="P22" style:parent-style-name="Standard" style:family="paragraph">
      <style:paragraph-properties fo:background-color="#215868"/>
      <style:text-properties style:font-name="Arial, sans-serif" fo:color="#DAEEF3" fo:font-size="8pt" style:font-size-asian="8pt" fo:background-color="#215868" fo:language="en" fo:country="US"/>
    </style:style>
    <style:style style:name="P23" style:parent-style-name="Textbody" style:family="paragraph">
      <style:paragraph-properties fo:background-color="#215868"/>
      <style:text-properties fo:font-weight="bold" style:font-weight-asian="bold" style:font-weight-complex="bold" fo:color="#DAEEF3" fo:font-size="22pt" style:font-size-asian="22pt" style:font-size-complex="22pt" fo:background-color="#215868"/>
    </style:style>
    <style:style style:name="P24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25" style:parent-style-name="Textbody" style:family="paragraph">
      <style:paragraph-properties fo:margin-top="0.1666in"/>
      <style:text-properties fo:language="en" fo:country="US"/>
    </style:style>
    <style:style style:name="P26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27" style:parent-style-name="Textbody" style:family="paragraph">
      <style:paragraph-properties fo:margin-top="0.1666in"/>
      <style:text-properties fo:language="en" fo:country="US"/>
    </style:style>
    <style:style style:name="P28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29" style:parent-style-name="Textbody" style:family="paragraph">
      <style:paragraph-properties fo:margin-top="0.1666in"/>
      <style:text-properties fo:language="en" fo:country="US"/>
    </style:style>
    <style:style style:name="P30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31" style:parent-style-name="Textbody" style:family="paragraph">
      <style:paragraph-properties fo:margin-top="0.1666in"/>
      <style:text-properties fo:language="en" fo:country="US"/>
    </style:style>
    <style:style style:name="P32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33" style:parent-style-name="Textbody" style:family="paragraph">
      <style:paragraph-properties fo:margin-top="0.1666in"/>
      <style:text-properties fo:language="en" fo:country="US"/>
    </style:style>
    <style:style style:name="P34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35" style:parent-style-name="Normal" style:family="paragraph">
      <style:paragraph-properties fo:break-before="page"/>
      <style:text-properties fo:language="en" fo:country="US"/>
    </style:style>
    <style:style style:name="P36" style:parent-style-name="Normal" style:family="paragraph">
      <style:text-properties fo:language="en" fo:country="US"/>
    </style:style>
  </office:automatic-styles>
  <office:body>
    <office:text text:use-soft-page-breaks="true">
      <text:p text:style-name="P1">{d[i].Domain}</text:p>
      <text:p text:style-name="P4">{d[i].Area}</text:p>
      <text:p text:style-name="P5"/>
      <text:p text:style-name="P6">{d[i].Issue}</text:p>
      <text:p text:style-name="P7">Objectives:</text:p>
      <text:p text:style-name="P8">{d[i].Objectives}</text:p>
      <text:p text:style-name="P9">Criteria:</text:p>
      <text:p text:style-name="P10">{d[i].Criteria}</text:p>
      <text:p text:style-name="P11">Information required:</text:p>
      <text:p text:style-name="P12">{d[i].Inforequired}</text:p>
      <text:p text:style-name="P13">Analytics:</text:p>
      <text:p text:style-name="P14">{d[i].Method}</text:p>
      <text:p text:style-name="P15">Previously found:</text:p>
      <text:p text:style-name="P16">{d[i].Found}</text:p>
      <text:p text:style-name="P17">Auditor’s conclusion:</text:p>
      <text:p text:style-name="Standard">{d[i].Conclusion}</text:p>
      <text:p text:style-name="P18"/>
      <text:p text:style-name="P19"/>
      <text:soft-page-break/>
      <text:p text:style-name="P20">{d[i+1].Domain}</text:p>
      <text:p text:style-name="P21">{d[i+1].Area}</text:p>
      <text:p text:style-name="P22"/>
      <text:p text:style-name="P23">{d[i+1].Issue}</text:p>
      <text:p text:style-name="P24">Objectives:</text:p>
      <text:p text:style-name="P25">{d[i+1].Objectives}</text:p>
      <text:p text:style-name="P26">Criteria:</text:p>
      <text:p text:style-name="P27">{d[i+1].Criteria}</text:p>
      <text:p text:style-name="P28">Information required:</text:p>
      <text:p text:style-name="P29">{d[i+1].Inforequired}</text:p>
      <text:p text:style-name="P30">Analytics:</text:p>
      <text:p text:style-name="P31">{d[i+1].Method}</text:p>
      <text:p text:style-name="P32">Previously found:</text:p>
      <text:p text:style-name="P33">{d[i+1].Found}</text:p>
      <text:p text:style-name="P34">Auditor’s conclusion:</text:p>
      <text:p text:style-name="Standard">{d[i+1].Conclusion}</text:p>
      <text:p text:style-name="Standard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5T20:26:00Z</meta:creation-date>
    <dc:date>2019-09-25T20:26:00Z</dc:date>
    <meta:template xlink:href="Normal.dotm" xlink:type="simple"/>
    <meta:editing-cycles>2</meta:editing-cycles>
    <meta:editing-duration>PT0S</meta:editing-duration>
    <meta:document-statistic meta:page-count="3" meta:paragraph-count="1" meta:word-count="77" meta:character-count="492" meta:row-count="3" meta:non-whitespace-character-count="416"/>
  </office:meta>
</office:document-meta>
</file>